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45cm" fo:min-width="39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2" style:family="graphic" style:parent-style-name="standard">
      <style:graphic-properties draw:stroke="solid" svg:stroke-color="#000000" draw:fill="none" draw:fill-color="#ffffff" fo:min-height="0.556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6" style:family="paragraph">
      <loext:graphic-properties draw:fill="none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0cm" svg:height="27.7cm" svg:x="1cm" svg:y="1cm">
          <text:p text:style-name="P1"><text:span text:style-name="T1">Layer 0 Interfac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ConfigLayout" draw:type="line" svg:x1="7.65cm" svg:y1="18.802cm" svg:x2="10.983cm" svg:y2="21.709cm" draw:start-shape="id1" draw:start-glue-point="2" svg:d="M7650 18802l3333 2907" svg:viewBox="0 0 3334 2908">
          <text:p/>
        </draw:connector>
        <draw:connector draw:style-name="gr3" draw:text-style-name="P3" draw:layer="ConfigLayout" draw:type="line" svg:x1="5.9cm" svg:y1="24.901cm" svg:x2="8.482cm" svg:y2="22.16cm" draw:start-shape="id2" draw:start-glue-point="1" draw:end-shape="id3" draw:end-glue-point="6" svg:d="M5900 24901l2582-2741" svg:viewBox="0 0 2583 2742">
          <text:p text:style-name="P9"/>
        </draw:connector>
        <draw:connector draw:style-name="gr3" draw:text-style-name="P3" draw:layer="ConfigLayout" draw:type="line" svg:x1="12.85cm" svg:y1="25.7cm" svg:x2="9.911cm" svg:y2="23.839cm" draw:start-shape="id4" draw:start-glue-point="0" draw:end-shape="id5" draw:end-glue-point="9" svg:d="M12850 25700l-2939-1861" svg:viewBox="0 0 2940 1862">
          <text:p text:style-name="P9"/>
        </draw:connector>
        <draw:g xml:id="id6" draw:id="id6">
          <draw:glue-point draw:id="4" svg:x="4.808cm" svg:y="4.757cm"/>
          <draw:glue-point draw:id="5" svg:x="0.046cm" svg:y="-4.639cm"/>
          <draw:glue-point draw:id="6" svg:x="-4.809cm" svg:y="4.759cm"/>
          <draw:frame draw:style-name="gr4" draw:text-style-name="P5" draw:layer="layout" svg:width="5.549cm" svg:height="4.74cm" svg:x="13.5cm" svg:y="16.813cm">
            <draw:text-box>
              <text:p text:style-name="P4"><text:span text:style-name="T2">Atom</text:span></text:p>
              <text:p text:style-name="P4"><text:span text:style-name="T2">Offset</text:span></text:p>
            </draw:text-box>
          </draw:frame>
          <draw:polygon draw:style-name="gr5" draw:text-style-name="P6" draw:layer="layout" svg:width="9.721cm" svg:height="7.479cm" svg:x="11.172cm" svg:y="14.111cm" svg:viewBox="0 0 9722 7480" draw:points="0,7480 9722,7480 4858,0">
            <text:p/>
          </draw:polygon>
          <draw:custom-shape draw:style-name="gr6" draw:text-style-name="P7" draw:layer="layout" svg:width="0.486cm" svg:height="0.5cm" svg:x="10.783cm" svg:y="21.41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0.486cm" svg:height="0.5cm" svg:x="20.797cm" svg:y="21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0.486cm" svg:height="0.5cm" svg:x="15.79cm" svg:y="13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8" xml:id="id3" draw:id="id3" draw:layer="layout" svg:width="0.5cm" svg:height="0.5cm" svg:x="8.482cm" svg:y="21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8.982cm" svg:y1="22.16cm" svg:x2="10.984cm" svg:y2="21.71cm" draw:start-shape="id3" draw:start-glue-point="10" draw:end-shape="id6" draw:end-glue-point="6" svg:d="M8982 22160l2002-450" svg:viewBox="0 0 2003 451">
          <text:p text:style-name="P9">1</text:p>
        </draw:connector>
        <draw:connector draw:style-name="gr3" draw:text-style-name="P3" draw:layer="layout" draw:type="line" svg:x1="9.734cm" svg:y1="23.412cm" svg:x2="10.984cm" svg:y2="21.71cm" draw:start-shape="id5" draw:start-glue-point="4" draw:end-shape="id6" draw:end-glue-point="6" svg:d="M9734 23412l1250-1702" svg:viewBox="0 0 1251 1703">
          <text:p text:style-name="P9">0</text:p>
        </draw:connector>
        <draw:custom-shape draw:style-name="gr7" draw:text-style-name="P8" xml:id="id5" draw:id="id5" draw:layer="layout" svg:width="0.5cm" svg:height="0.5cm" svg:x="9.484cm" svg:y="23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g>
            <draw:custom-shape draw:style-name="gr8" draw:text-style-name="P10" draw:layer="layout" svg:width="0.8cm" svg:height="0.3cm" svg:x="2.6cm" svg:y="24.3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0" draw:layer="layout" svg:width="2.5cm" svg:height="0.3cm" svg:x="3.4cm" svg:y="24.3cm">
              <text:p text:style-name="P9"><text:span text:style-name="T3">Ten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10" draw:layer="layout" svg:width="0.8cm" svg:height="0.3cm" svg:x="2.6cm" svg:y="24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0" draw:layer="layout" svg:width="2.5cm" svg:height="0.3cm" svg:x="3.4cm" svg:y="24.6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2.6cm" svg:y="24.9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4.8cm" svg:y="25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2.6cm" svg:y="25.2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3.7cm" svg:y="25.202cm">
                <text:p text:style-name="P9"><text:span text:style-name="T3">1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4" draw:id="id4">
          <draw:g>
            <draw:custom-shape draw:style-name="gr8" draw:text-style-name="P10" draw:layer="layout" svg:width="0.8cm" svg:height="0.3cm" svg:x="11.2cm" svg:y="25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0" draw:layer="layout" svg:width="2.5cm" svg:height="0.3cm" svg:x="12cm" svg:y="25.7cm">
              <text:p text:style-name="P9"><text:span text:style-name="T3">Twenty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10" draw:layer="layout" svg:width="0.8cm" svg:height="0.3cm" svg:x="11.2cm" svg:y="26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0" draw:layer="layout" svg:width="2.5cm" svg:height="0.3cm" svg:x="12cm" svg:y="26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11.2cm" svg:y="26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13.4cm" svg:y="26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1.2cm" svg:y="26.6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2.3cm" svg:y="26.602cm">
                <text:p text:style-name="P9"><text:span text:style-name="T3">2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frame draw:style-name="gr12" draw:text-style-name="P11" draw:layer="layout" svg:width="8.1cm" svg:height="0.806cm" svg:x="3.2cm" svg:y="2.839cm">
          <draw:text-box>
            <text:p text:style-name="P1"><text:span text:style-name="T4">Test of transfer functions order </text:span></text:p>
          </draw:text-box>
        </draw:frame>
        <draw:g xml:id="id1" draw:id="id1">
          <draw:g>
            <draw:custom-shape draw:style-name="gr8" draw:text-style-name="P10" draw:layer="layout" svg:width="0.8cm" svg:height="0.3cm" svg:x="6cm" svg:y="17.9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0" draw:layer="layout" svg:width="2.5cm" svg:height="0.3cm" svg:x="6.8cm" svg:y="17.9cm">
              <text:p text:style-name="P9"><text:span text:style-name="T3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6cm" svg:y="18.2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8.2cm" svg:y="18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6cm" svg:y="18.502cm">
                <text:p text:style-name="P9"><text:span text:style-name="T3">Sign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7.1cm" svg:y="18.5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3-30T14:40:21.643000000</dc:date>
    <meta:editing-duration>PT13H34M26S</meta:editing-duration>
    <meta:editing-cycles>58</meta:editing-cycles>
    <meta:document-statistic meta:object-count="51"/>
  </office:meta>
</office:document-meta>
</file>